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Repository.getDescripto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ientRepository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ientRepository.login( Credentials credentials ,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nsientRepository.getDescriptor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ientRepository.start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ientRepository.login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Repository.Transien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Repository.TransientRepository( final Reposi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ientRepository.logi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Reposi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Repository.TransientRepository( Reposito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ientRepository.loggingOut(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ientRepository.TransientRepository( final String config , final String ho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ransientRepository.stop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ientRepository.loggedOut( SessionImpl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